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VerifiesContinuouslyInteractingMockTest.shouldAllowVerifyingInThrea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eadVerifiesContinuouslyInteractingMockTest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VerifiesContinuouslyInteractingMockTest.performTes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